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list-format-name="NLF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1"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1"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list-format-name="NLF1"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1"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1"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list-format-name="NLF1"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list-format-name="NLF1"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list-format-name="NLF1"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list-format-name="NLF1"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list-format-name="NLF1"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list-format-name="NLF1"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list-format-name="NLF1"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list-format-name="NLF1"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suffix="." style:num-list-format-name="NLF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list-format-name="NLF1"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list-format-name="NLF1"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ítol3" style:master-page-name="MP0" style:family="paragraph">
      <style:paragraph-properties fo:keep-with-next="auto" fo:keep-together="auto" fo:break-before="page" fo:text-align="justify" fo:margin-top="0.1944in" style:page-number="1"/>
      <style:text-properties fo:font-size="13pt" style:font-size-asian="13pt" style:font-size-complex="13pt"/>
    </style:style>
    <style:style style:name="T18" style:parent-style-name="Lletraperdefectedelparàgraf" style:family="text">
      <style:text-properties fo:font-style="italic" style:font-style-asian="italic" fo:background-color="#999999"/>
    </style:style>
    <style:style style:name="T19" style:parent-style-name="Lletraperdefectedelparàgraf" style:family="text">
      <style:text-properties fo:background-color="#00FF00"/>
    </style:style>
    <style:style style:name="T20" style:parent-style-name="Lletraperdefectedelparàgraf" style:family="text">
      <style:text-properties fo:background-color="#FFFF00"/>
    </style:style>
    <style:style style:name="T21" style:parent-style-name="Lletraperdefectedelparàgraf" style:family="text">
      <style:text-properties fo:background-color="#FFFF00"/>
    </style:style>
    <style:style style:name="T22" style:parent-style-name="Lletraperdefectedelparàgraf" style:family="text">
      <style:text-properties fo:background-color="#FFFF00"/>
    </style:style>
    <style:style style:name="P23" style:parent-style-name="Normal" style:family="paragraph">
      <style:paragraph-properties fo:text-align="justify" fo:margin-top="0.1666in" fo:margin-bottom="0.1666in" fo:margin-left="0.5in">
        <style:tab-stops/>
      </style:paragraph-properties>
    </style:style>
    <style:style style:name="T24" style:parent-style-name="Lletraperdefectedelparàgraf" style:family="text">
      <style:text-properties fo:font-style="italic" style:font-style-asian="italic"/>
    </style:style>
    <style:style style:name="T25" style:parent-style-name="Lletraperdefectedelparàgraf" style:family="text">
      <style:text-properties fo:background-color="#00FF00"/>
    </style:style>
    <style:style style:name="P26" style:parent-style-name="Normal" style:family="paragraph">
      <style:paragraph-properties fo:text-align="justify" fo:margin-top="0.1666in" fo:margin-bottom="0.1666in" fo:margin-left="0.5in">
        <style:tab-stops/>
      </style:paragraph-properties>
    </style:style>
    <style:style style:name="T27" style:parent-style-name="Lletraperdefectedelparàgraf" style:family="text">
      <style:text-properties fo:background-color="#00FF00"/>
    </style:style>
    <style:style style:name="P28" style:parent-style-name="Normal" style:family="paragraph">
      <style:paragraph-properties fo:text-align="justify" fo:margin-top="0.1666in" fo:margin-bottom="0.1666in" fo:margin-left="0.5in">
        <style:tab-stops/>
      </style:paragraph-properties>
    </style:style>
    <style:style style:name="T29" style:parent-style-name="Lletraperdefectedelparàgraf" style:family="text">
      <style:text-properties fo:background-color="#00FF00"/>
    </style:style>
    <style:style style:name="P30" style:parent-style-name="Normal" style:family="paragraph">
      <style:paragraph-properties fo:text-align="justify" fo:margin-top="0.1666in" fo:margin-bottom="0.1666in" fo:margin-left="0.5in">
        <style:tab-stops/>
      </style:paragraph-properties>
    </style:style>
    <style:style style:name="T31" style:parent-style-name="Lletraperdefectedelparàgraf" style:family="text">
      <style:text-properties fo:background-color="#00FF00"/>
    </style:style>
    <style:style style:name="P32" style:parent-style-name="Normal" style:family="paragraph">
      <style:paragraph-properties fo:text-align="justify" fo:margin-top="0.1666in" fo:margin-bottom="0.1666in" fo:margin-left="0.5in">
        <style:tab-stops/>
      </style:paragraph-properties>
    </style:style>
    <style:style style:name="T33" style:parent-style-name="Lletraperdefectedelparàgraf" style:family="text">
      <style:text-properties fo:background-color="#00FF00"/>
    </style:style>
    <style:style style:name="T34" style:parent-style-name="Lletraperdefectedelparàgraf" style:family="text">
      <style:text-properties fo:background-color="#00FF00"/>
    </style:style>
    <style:style style:name="T35" style:parent-style-name="Lletraperdefectedelparàgraf" style:family="text">
      <style:text-properties fo:background-color="#00FF00"/>
    </style:style>
    <style:style style:name="T36" style:parent-style-name="Lletraperdefectedelparàgraf" style:family="text">
      <style:text-properties fo:background-color="#00FF00"/>
    </style:style>
    <style:style style:name="T37" style:parent-style-name="Lletraperdefectedelparàgraf" style:family="text">
      <style:text-properties fo:background-color="#00FF00"/>
    </style:style>
    <style:style style:name="P38" style:parent-style-name="Normal" style:family="paragraph">
      <style:paragraph-properties fo:text-align="justify" fo:margin-top="0.1666in" fo:margin-bottom="0.1666in" fo:margin-left="0.5in">
        <style:tab-stops/>
      </style:paragraph-properties>
    </style:style>
    <style:style style:name="P39" style:parent-style-name="Normal" style:family="paragraph">
      <style:paragraph-properties fo:text-align="justify" fo:margin-top="0.1666in" fo:margin-bottom="0.1666in" fo:margin-left="0.5in">
        <style:tab-stops/>
      </style:paragraph-properties>
    </style:style>
    <style:style style:name="T40" style:parent-style-name="Lletraperdefectedelparàgraf" style:family="text">
      <style:text-properties fo:font-style="italic" style:font-style-asian="italic" fo:background-color="#B7B7B7"/>
    </style:style>
    <style:style style:name="P41" style:parent-style-name="Normal" style:family="paragraph">
      <style:paragraph-properties fo:text-align="justify" fo:margin-top="0.1666in" fo:margin-bottom="0.1666in" fo:margin-left="0.5in">
        <style:tab-stops/>
      </style:paragraph-properties>
    </style:style>
    <style:style style:name="T42" style:parent-style-name="Lletraperdefectedelparàgraf" style:family="text">
      <style:text-properties fo:font-style="italic" style:font-style-asian="italic" fo:background-color="#B7B7B7"/>
    </style:style>
    <style:style style:name="P43" style:parent-style-name="Normal" style:family="paragraph">
      <style:paragraph-properties fo:text-align="justify" fo:margin-top="0.1666in" fo:margin-bottom="0.1666in" fo:margin-left="0.5in">
        <style:tab-stops/>
      </style:paragraph-properties>
    </style:style>
    <style:style style:name="P44" style:parent-style-name="Normal" style:family="paragraph">
      <style:paragraph-properties fo:text-align="justify" fo:margin-top="0.1666in" fo:margin-bottom="0.1666in" fo:margin-left="0.5in">
        <style:tab-stops/>
      </style:paragraph-properties>
    </style:style>
    <style:style style:name="T45" style:parent-style-name="Lletraperdefectedelparàgraf" style:family="text">
      <style:text-properties fo:font-style="italic" style:font-style-asian="italic" fo:background-color="#B7B7B7"/>
    </style:style>
    <style:style style:name="P46" style:parent-style-name="Normal" style:family="paragraph">
      <style:paragraph-properties fo:text-align="justify" fo:margin-top="0.1666in" fo:margin-bottom="0.1666in" fo:margin-left="0.5in">
        <style:tab-stops/>
      </style:paragraph-properties>
    </style:style>
    <style:style style:name="T47" style:parent-style-name="Lletraperdefectedelparàgraf" style:family="text">
      <style:text-properties fo:background-color="#FFFF00"/>
    </style:style>
    <style:style style:name="T48" style:parent-style-name="Lletraperdefectedelparàgraf" style:family="text">
      <style:text-properties fo:background-color="#FFFF00"/>
    </style:style>
    <style:style style:name="T49" style:parent-style-name="Lletraperdefectedelparàgraf" style:family="text">
      <style:text-properties fo:background-color="#FFFF00"/>
    </style:style>
    <style:style style:name="T50" style:parent-style-name="Lletraperdefectedelparàgraf" style:family="text">
      <style:text-properties fo:background-color="#FFFF00"/>
    </style:style>
    <style:style style:name="T51" style:parent-style-name="Lletraperdefectedelparàgraf" style:family="text">
      <style:text-properties fo:background-color="#FFFF00"/>
    </style:style>
    <style:style style:name="T52" style:parent-style-name="Lletraperdefectedelparàgraf" style:family="text">
      <style:text-properties fo:background-color="#FFFF00"/>
    </style:style>
    <style:style style:name="T53" style:parent-style-name="Lletraperdefectedelparàgraf" style:family="text">
      <style:text-properties fo:background-color="#FFFF00"/>
    </style:style>
    <style:style style:name="T54" style:parent-style-name="Lletraperdefectedelparàgraf" style:family="text">
      <style:text-properties fo:background-color="#FFFF00"/>
    </style:style>
    <style:style style:name="T55" style:parent-style-name="Lletraperdefectedelparàgraf" style:family="text">
      <style:text-properties fo:background-color="#FFFF00"/>
    </style:style>
    <style:style style:name="T56" style:parent-style-name="Lletraperdefectedelparàgraf" style:family="text">
      <style:text-properties fo:background-color="#FFFF00"/>
    </style:style>
    <style:style style:name="T57" style:parent-style-name="Lletraperdefectedelparàgraf" style:family="text">
      <style:text-properties fo:background-color="#FFFF00"/>
    </style:style>
    <style:style style:name="P58" style:parent-style-name="Normal" style:family="paragraph">
      <style:paragraph-properties fo:text-align="justify" fo:margin-top="0.1666in" fo:margin-bottom="0.1666in" fo:margin-left="0.5in">
        <style:tab-stops/>
      </style:paragraph-properties>
    </style:style>
    <style:style style:name="T59" style:parent-style-name="Lletraperdefectedelparàgraf" style:family="text">
      <style:text-properties fo:background-color="#FFFF00"/>
    </style:style>
    <style:style style:name="T60" style:parent-style-name="Lletraperdefectedelparàgraf" style:family="text">
      <style:text-properties fo:background-color="#FFFF00"/>
    </style:style>
    <style:style style:name="T61" style:parent-style-name="Lletraperdefectedelparàgraf" style:family="text">
      <style:text-properties fo:background-color="#FFFF00"/>
    </style:style>
    <style:style style:name="T62" style:parent-style-name="Lletraperdefectedelparàgraf" style:family="text">
      <style:text-properties fo:background-color="#FFFF00"/>
    </style:style>
    <style:style style:name="T63" style:parent-style-name="Lletraperdefectedelparàgraf" style:family="text">
      <style:text-properties fo:background-color="#FFFF00"/>
    </style:style>
    <style:style style:name="T64" style:parent-style-name="Lletraperdefectedelparàgraf" style:family="text">
      <style:text-properties fo:background-color="#FFFF00"/>
    </style:style>
    <style:style style:name="T65" style:parent-style-name="Lletraperdefectedelparàgraf" style:family="text">
      <style:text-properties fo:background-color="#FFFF00"/>
    </style:style>
    <style:style style:name="T66" style:parent-style-name="Lletraperdefectedelparàgraf" style:family="text">
      <style:text-properties fo:background-color="#FFFF00"/>
    </style:style>
    <style:style style:name="T67" style:parent-style-name="Lletraperdefectedelparàgraf" style:family="text">
      <style:text-properties fo:background-color="#FFFF00"/>
    </style:style>
    <style:style style:name="P68" style:parent-style-name="Normal" style:family="paragraph">
      <style:paragraph-properties fo:text-align="justify" fo:margin-top="0.1666in" fo:margin-bottom="0.1666in" fo:margin-left="0.5in">
        <style:tab-stops/>
      </style:paragraph-properties>
    </style:style>
    <style:style style:name="P69" style:parent-style-name="Normal" style:family="paragraph">
      <style:paragraph-properties fo:text-align="justify" fo:margin-top="0.1666in" fo:margin-bottom="0.1666in" fo:margin-left="0.5in">
        <style:tab-stops/>
      </style:paragraph-properties>
    </style:style>
    <style:style style:name="T70" style:parent-style-name="Lletraperdefectedelparàgraf" style:family="text">
      <style:text-properties fo:font-style="italic" style:font-style-asian="italic" fo:background-color="#B7B7B7"/>
    </style:style>
    <style:style style:name="P71" style:parent-style-name="Normal" style:family="paragraph">
      <style:paragraph-properties fo:text-align="justify" fo:margin-top="0.1666in" fo:margin-bottom="0.1666in" fo:margin-left="0.5in">
        <style:tab-stops/>
      </style:paragraph-properties>
    </style:style>
    <style:style style:name="P72" style:parent-style-name="Normal" style:family="paragraph">
      <style:paragraph-properties fo:text-align="justify" fo:margin-top="0.1666in" fo:margin-bottom="0.1666in" fo:margin-left="0.5in">
        <style:tab-stops/>
      </style:paragraph-properties>
    </style:style>
    <style:style style:name="P73" style:parent-style-name="Normal" style:family="paragraph">
      <style:paragraph-properties fo:text-align="justify" fo:margin-top="0.1666in" fo:margin-bottom="0.1666in" fo:margin-left="0.5in">
        <style:tab-stops/>
      </style:paragraph-properties>
    </style:style>
    <style:style style:name="P74" style:parent-style-name="Normal" style:family="paragraph">
      <style:paragraph-properties fo:text-align="justify" fo:margin-top="0.1666in" fo:margin-bottom="0.1666in" fo:margin-left="0.5in">
        <style:tab-stops/>
      </style:paragraph-properties>
    </style:style>
    <style:style style:name="T75" style:parent-style-name="Lletraperdefectedelparàgraf" style:family="text">
      <style:text-properties fo:font-style="italic" style:font-style-asian="italic" fo:background-color="#B7B7B7"/>
    </style:style>
    <style:style style:name="P76" style:parent-style-name="Normal" style:family="paragraph">
      <style:paragraph-properties fo:text-align="justify" fo:margin-top="0.1666in" fo:margin-bottom="0.1666in" fo:margin-left="0.5in">
        <style:tab-stops/>
      </style:paragraph-properties>
    </style:style>
    <style:style style:name="P77" style:parent-style-name="Normal" style:family="paragraph">
      <style:paragraph-properties fo:text-align="justify" fo:margin-top="0.1666in" fo:margin-bottom="0.1666in" fo:margin-left="0.5in">
        <style:tab-stops/>
      </style:paragraph-properties>
    </style:style>
    <style:style style:name="T78" style:parent-style-name="Lletraperdefectedelparàgraf" style:family="text">
      <style:text-properties fo:font-style="italic" style:font-style-asian="italic" fo:background-color="#B7B7B7"/>
    </style:style>
    <style:style style:name="P79" style:parent-style-name="Normal" style:family="paragraph">
      <style:paragraph-properties fo:text-align="justify" fo:margin-top="0.1666in" fo:margin-bottom="0.1666in" fo:margin-left="0.5in">
        <style:tab-stops/>
      </style:paragraph-properties>
    </style:style>
    <style:style style:name="P80" style:parent-style-name="Normal" style:family="paragraph">
      <style:paragraph-properties fo:text-align="justify" fo:margin-top="0.1666in" fo:margin-bottom="0.1666in" fo:margin-left="0.5in">
        <style:tab-stops/>
      </style:paragraph-properties>
    </style:style>
    <style:style style:name="T81" style:parent-style-name="Lletraperdefectedelparàgraf" style:family="text">
      <style:text-properties fo:font-style="italic" style:font-style-asian="italic" fo:background-color="#B7B7B7"/>
    </style:style>
    <style:style style:name="P82" style:parent-style-name="Normal" style:family="paragraph">
      <style:paragraph-properties fo:text-align="justify" fo:margin-top="0.1666in" fo:margin-bottom="0.1666in" fo:margin-left="0.5in">
        <style:tab-stops/>
      </style:paragraph-properties>
    </style:style>
    <style:style style:name="T83" style:parent-style-name="Lletraperdefectedelparàgraf" style:family="text">
      <style:text-properties fo:background-color="#FFFF00"/>
    </style:style>
    <style:style style:name="T84" style:parent-style-name="Lletraperdefectedelparàgraf" style:family="text">
      <style:text-properties fo:background-color="#FFFF00"/>
    </style:style>
    <style:style style:name="T85" style:parent-style-name="Lletraperdefectedelparàgraf" style:family="text">
      <style:text-properties fo:background-color="#FFFF00"/>
    </style:style>
    <style:style style:name="P86" style:parent-style-name="Normal" style:family="paragraph">
      <style:paragraph-properties fo:text-align="justify" fo:margin-top="0.1666in" fo:margin-bottom="0.1666in" fo:margin-left="0.5in">
        <style:tab-stops/>
      </style:paragraph-properties>
    </style:style>
    <style:style style:name="P87" style:parent-style-name="Normal" style:family="paragraph">
      <style:paragraph-properties fo:text-align="justify" fo:margin-top="0.1666in" fo:margin-bottom="0.1666in" fo:margin-left="0.5in">
        <style:tab-stops/>
      </style:paragraph-properties>
    </style:style>
    <style:style style:name="P88" style:parent-style-name="Normal" style:family="paragraph">
      <style:paragraph-properties fo:text-align="justify" fo:margin-top="0.1666in" fo:margin-bottom="0.1666in" fo:margin-left="0.5in">
        <style:tab-stops/>
      </style:paragraph-properties>
    </style:style>
    <style:style style:name="P89" style:parent-style-name="titolpetit" style:family="paragraph"/>
    <style:style style:name="P90" style:parent-style-name="Normal" style:family="paragraph">
      <style:paragraph-properties fo:text-align="justify" fo:margin-top="0.1666in" fo:margin-bottom="0.1666in"/>
    </style:style>
    <style:style style:name="P91" style:parent-style-name="Normal" style:family="paragraph">
      <style:paragraph-properties fo:text-align="justify" fo:margin-top="0.1666in" fo:margin-bottom="0.1666in"/>
    </style:style>
    <style:style style:name="P92" style:parent-style-name="Normal" style:family="paragraph">
      <style:paragraph-properties fo:text-align="justify" fo:margin-top="0.1666in" fo:margin-bottom="0.1666in"/>
    </style:style>
  </office:automatic-styles>
  <office:body>
    <office:text text:use-soft-page-breaks="true">
      <text:h text:style-name="P1" text:outline-level="3"><text:bookmark-start text:name="_98mavzmy0yf"/><text:bookmark-end text:name="_98mavzmy0yf"/>Model de full informatiu</text:h>
      <text:p text:style-name="Normal">[Un cop s’han introduït totes les dades, penseu en esborrar les indicacions que hi ha entre<text:s/>claudàtors<text:s/>[<text:s/>].</text:p>
      <text:p text:style-name="Normal">En aquest model hi ha diferents seccions d’informació que s’han<text:s/>de substituir<text:s/>en color verd<text:s/>o esborrar<text:s/>gris. La informació que trobareu en<text:s/><text:span text:style-name="T18">[gris]</text:span><text:s/>fa referència a que hem d’escriure en aquella pregunta o camp, la que veieu en<text:s/><text:span text:style-name="T19">[verd]</text:span><text:s/>és la informació<text:s/>particular<text:s/>de cada recerca. També hi ha<text:s/>informacions en<text:s/><text:span text:style-name="T20">[gro</text:span><text:span text:style-name="T21">c</text:span><text:span text:style-name="T22">]</text:span><text:s/>que fa referència a escollir una opció o una altra.]</text:p>
      <text:h text:style-name="titolpetit" text:outline-level="2"><text:bookmark-start text:name="_ul3qnrbpj3db"/><text:bookmark-end text:name="_ul3qnrbpj3db"/>Informació bàsica</text:h>
      <text:p text:style-name="P23">Nom de la recerca/projecte:<text:span text:style-name="T24"><text:s/></text:span><text:span text:style-name="T25">[Nom complet de la recerca]</text:span></text:p>
      <text:p text:style-name="P26">Nom de l'investigador/a principal:<text:s/><text:span text:style-name="T27">[Nom i cognoms]</text:span></text:p>
      <text:p text:style-name="P28">Contacte:<text:s/><text:span text:style-name="T29">[Telèfon/correu electrònic]</text:span></text:p>
      <text:p text:style-name="P30">Institució:<text:s/><text:span text:style-name="T31">[Universitat/centre]</text:span></text:p>
      <text:h text:style-name="titolpetit" text:outline-level="2"><text:bookmark-start text:name="_9r2k8seiadsi"/><text:bookmark-end text:name="_9r2k8seiadsi"/>Presentació</text:h>
      <text:p text:style-name="P32">Des de<text:s/><text:span text:style-name="T33">[</text:span><text:span text:style-name="T34">Centre</text:span><text:span text:style-name="T35">/organisme</text:span><text:span text:style-name="T36"><text:s/>responsable de la recerca</text:span><text:span text:style-name="T37">]</text:span><text:s/>agraïm el vostre interès a participar en la nostra recerca. Abans de començar, és molt important que es llegeixi el document amb atenció i<text:s/>que s’entengui tot el contingut. En cas de tenir dubtes, podeu<text:s/>fer totes les preguntes necessàries.</text:p>
      <text:p text:style-name="P38">La col·laboració en aquesta recerca és completament voluntària i es pot deixar de participar i<text:s/>rebutjar<text:s/>el consentiment<text:s/>si així es desitja.</text:p>
      <text:h text:style-name="titolpetit" text:outline-level="2"><text:bookmark-start text:name="_dzeajphadghx"/><text:bookmark-end text:name="_dzeajphadghx"/>Introducció</text:h>
      <text:p text:style-name="P39">Qui realitza la recerca:<text:s/><text:span text:style-name="T40">[Explicar amb detall qui hi ha darrere de la recerca i com contactar]</text:span></text:p>
      <text:p text:style-name="P41">Objectiu de la recerca:<text:s/><text:span text:style-name="T42">[Explicar de manera clara i concisa l’objectiu de la recerca]<text:s/></text:span></text:p>
      <text:p text:style-name="P43">Aquesta recerca/projecte té com a objectiu…</text:p>
      <text:p text:style-name="P44">Quines dades es recolliran?:<text:s/><text:span text:style-name="T45">[Explicar quines dades es recol·lecten i per a quina finalitat]</text:span></text:p>
      <text:p text:style-name="P46">Les dades es recolliran de manera<text:s/><text:span text:style-name="T47">[anònima/no anònima</text:span><text:span text:style-name="T48"><text:s/>(escollir-ne una)</text:span><text:span text:style-name="T49">]</text:span><text:s/>en aquesta recerca.<text:s/><text:span text:style-name="T50">[</text:span><text:span text:style-name="T51">(anònima)<text:s/></text:span><text:span text:style-name="T52">Tota la informació s’emmagatzemarà sense identificadors individual i els resultats només es publicaran en</text:span><text:span text:style-name="T53"><text:s/>format de estadístiques o percentatges. Això garanteix que no es pugui</text:span><text:span text:style-name="T54"><text:s/>identificar a<text:s/></text:span><text:span text:style-name="T55">vostè</text:span><text:span text:style-name="T56">.</text:span><text:span text:style-name="T57">]</text:span></text:p>
      <text:p text:style-name="P58"><text:span text:style-name="T59">[(no anònima)<text:s/></text:span><text:span text:style-name="T60">Les seves dades personals es vincularan directament<text:s/></text:span><text:span text:style-name="T61">amb identificadors personals, com ho és el nom<text:s/></text:span><text:span text:style-name="T62">o<text:s/></text:span><text:span text:style-name="T63">l’edat.</text:span><text:span text:style-name="T64"><text:s/></text:span><text:span text:style-name="T65">Això és necessari per poder realitzar un seguiment individual durant la recerca, també per poder ...</text:span><text:span text:style-name="T66">]</text:span><text:span text:style-name="T67">.</text:span><text:s/></text:p>
      <text:soft-page-break/>
      <text:p text:style-name="P68">Cap persona externa a la recerca pot accedir a les dades<text:s/>originals<text:s/>proporcionades.</text:p>
      <text:h text:style-name="titolpetit" text:outline-level="2"><text:bookmark-start text:name="_92z2znpefxy8"/><text:bookmark-end text:name="_92z2znpefxy8"/>Procés de participació</text:h>
      <text:p text:style-name="P69">Què haurà de fer vostè?:<text:s/><text:span text:style-name="T70">[Descriure les diferents tasques que haurà de fer el/la participant (enquestes, qüestionaris, proves…)].</text:span></text:p>
      <text:p text:style-name="P71">Haurà de respondre a…</text:p>
      <text:p text:style-name="P72">Quant dura la recerca?:<text:s/></text:p>
      <text:p text:style-name="P73">La duració de la recerca és de… Aquest temps és estimat i pot variar. En cas d’haver-hi canvis es notificarà.</text:p>
      <text:p text:style-name="P74">On tindrà lloc?:<text:s/><text:span text:style-name="T75">[Online/presencial, un lloc establert]</text:span></text:p>
      <text:h text:style-name="titolpetit" text:outline-level="2"><text:bookmark-start text:name="_i116uf1twi2v"/><text:bookmark-end text:name="_i116uf1twi2v"/>Impacte de la recerca</text:h>
      <text:p text:style-name="P76">Amb<text:s/>seva<text:s/>participació,<text:s/>en ajuda a assolir un<text:s/>seguit de beneficis.</text:p>
      <text:p text:style-name="P77">Beneficis:<text:s/><text:span text:style-name="T78">[Explicar els possibles beneficis]</text:span></text:p>
      <text:p text:style-name="P79">La seva participació ens ajudarà a assolir el nostre objectiu de la recerca…</text:p>
      <text:p text:style-name="P80">Ara bé, ha de tenir en compte que<text:s/>pot tenir algun risc:<text:s/><text:span text:style-name="T81">[Explicar els possibles riscs]</text:span></text:p>
      <text:h text:style-name="titolpetit" text:outline-level="2"><text:bookmark-start text:name="_7legu9uyua4k"/><text:bookmark-end text:name="_7legu9uyua4k"/>Tractament de dades</text:h>
      <text:p text:style-name="P82">Les vostres dades seran recollides de manera<text:s/><text:span text:style-name="T83">[</text:span><text:span text:style-name="T84">anònima/no anònima (escollir-ne una)</text:span><text:span text:style-name="T85">]</text:span><text:s/>i s’emmagatzemaran de forma segura<text:s/>en sistemes protegits<text:s/>amb confidencialitat, fent-ho amb un xifratge de dades.</text:p>
      <text:p text:style-name="P86">L’equip de recerca serà l'únic que tindrà<text:s/>accés a les dades<text:s/>originals<text:s/>i informació<text:s/>proporcionada.</text:p>
      <text:p text:style-name="P87">En<text:s/>tota publicació d’aquest<text:s/>estudi, les dades seran totes anònimes (sense cap identificació).</text:p>
      <text:p text:style-name="P88"><text:bookmark-start text:name="_oxgw2i8mkz0w"/><text:bookmark-end text:name="_oxgw2i8mkz0w"/>El tractament de totes les dades recollides durant aquesta recerca complirà en tot moment amb la normativa vigent de protecció de dades personals, en concret en el “Reglament General de Protección de Datos” (RGPD), Reglament (UE) 679/2016 i Llei Orgànica 3/2018, de 5 de desembre, de Protecció de Dades Personals i Garantia dels Drets Digitals (LOPDGDD).</text:p>
      <text:h text:style-name="P89" text:outline-level="2">Informació addicional</text:h>
      <text:p text:style-name="P90">Li recordem que si té qualsevol dubte o necessita algun aclariment<text:s/>pot contactar<text:s/>amb nosaltres a través del contacte proporcionat al principi del document.</text:p>
      <text:p text:style-name="P91">És molt important la comprensió total del document.</text:p>
      <text:soft-page-break/>
      <text:p text:style-name="P92">A continuació<text:s/>d’aquest document,<text:s/>se li presentarà el<text:s/>document de “Consentiment informat”<text:s/>que haurà d’omplir i signar<text:s/>per<text:s/>confirmar la seva participació.<text:s/>En cas de necessitar-ho, també el “Consentiment explici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a" style:language-asian="ja" style:country-asian="JP" style:language-complex="ar" style:country-complex="SA" style:text-combine="none" fo:hyphenate="true"/>
    </style:default-style>
    <style:style style:name="titolpetit" style:display-name="titolpetit" style:family="paragraph" style:parent-style-name="Títol2" style:default-outline-level="2">
      <style:paragraph-properties fo:text-align="justify" fo:margin-top="0.1666in" fo:margin-bottom="0.1666in"/>
      <style:text-properties style:font-name="Calibri" style:font-name-complex="Calibri" fo:font-weight="bold" style:font-weight-asian="bold" style:font-weight-complex="bold" fo:font-style="italic" style:font-style-asian="italic" style:font-style-complex="italic" fo:font-size="12pt" style:font-size-asian="12pt" style:font-size-complex="12pt" fo:hyphenate="false"/>
    </style:style>
    <style:style style:name="Normal" style:display-name="Normal" style:family="paragraph">
      <style:text-properties fo:hyphenate="false"/>
    </style:style>
    <style:style style:name="Títol1" style:display-name="Títol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Títol2" style:display-name="Títol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Títol3" style:display-name="Títol 3" style:family="paragraph" style:parent-style-name="Normal" style:next-style-name="Normal" style:default-outline-level="3">
      <style:paragraph-properties fo:keep-with-next="always" fo:keep-together="always" fo:margin-top="0.2222in" fo:margin-bottom="0.0555in"/>
      <style:text-properties fo:font-weight="bold" style:font-weight-asian="bold" fo:font-size="14pt" style:font-size-asian="14pt" style:font-size-complex="14pt" fo:hyphenate="false"/>
    </style:style>
    <style:style style:name="Títol4" style:display-name="Títol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ol5" style:display-name="Títol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ítol6" style:display-name="Títol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Lletraperdefectedelparàgraf" style:display-name="Lletra per defecte del paràgraf" style:family="text"/>
    <style:style style:name="Títol" style:display-name="Títol"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Subtítol" style:display-name="Subtítol"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Capçalera" style:display-name="Capçalera"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CapçaleraCar" style:display-name="Capçalera Car" style:family="text" style:parent-style-name="Lletraperdefectedelparàgraf"/>
    <style:style style:name="Peu" style:display-name="Peu"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PeuCar" style:display-name="Peu Car" style:family="text" style:parent-style-name="Lletraperdefectedelparàgraf"/>
    <style:style style:name="Enllaç" style:display-name="Enllaç" style:family="text" style:parent-style-name="Lletraperdefectedelparàgraf">
      <style:text-properties fo:color="#0000FF" style:text-underline-type="single" style:text-underline-style="solid" style:text-underline-width="auto" style:text-underline-mode="continuous"/>
    </style:style>
    <style:style style:name="Menciósenseresoldre" style:display-name="Menció sense resoldre" style:family="text" style:parent-style-name="Lletraperdefectedelparàgraf">
      <style:text-properties fo:color="#605E5C" fo:background-color="#E1DFDD"/>
    </style:style>
    <style:style style:name="Títol2Car" style:display-name="Títol 2 Car" style:family="text" style:parent-style-name="Lletraperdefectedelparàgraf">
      <style:text-properties fo:font-size="16pt" style:font-size-asian="16pt" style:font-size-complex="16pt"/>
    </style:style>
    <style:style style:name="titolpetitCar" style:display-name="titolpetit Car" style:family="text" style:parent-style-name="Títol2Car">
      <style:text-properties style:font-name="Calibri" style:font-name-complex="Calibri" fo:font-weight="bold" style:font-weight-asian="bold" style:font-weight-complex="bold" fo:font-style="italic" style:font-style-asian="italic" style:font-style-complex="italic"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text-underline-type="none"/>
    </style:style>
    <text:outline-style style:name="WW_OutlineListStyle">
      <text:outline-level-style text:level="2" text:style-name="WW_CharOUTLINELVL2"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1">
      <text:list-level-style-number text:level="1" text:style-name="WW_CharLFO1LVL1" style:num-suffix="." style:num-list-format-name="NLF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1"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1"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list-format-name="NLF1"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list-format-name="NLF1"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list-format-name="NLF1"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text:style-name="WW_CharLFO3LVL1" style:num-suffix="." style:num-list-format-name="NLF1"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list-format-name="NLF1"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list-format-name="NLF1"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list-format-name="NLF1"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list-format-name="NLF1"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text:style-name="WW_CharLFO5LVL1" style:num-suffix="." style:num-list-format-name="NLF1"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5LVL3"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list-format-name="NLF1"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list-format-name="NLF1"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suffix="." style:num-list-format-name="NLF1"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list-format-name="NLF1"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list-format-name="NLF1"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list-format-name="NLF1"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2"/>
      <number:text>%2%.</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5in"/>
      </style:footer-style>
    </style:page-layout>
    <style:style style:name="P2" style:parent-style-name="Peu" style:family="paragraph">
      <style:text-properties fo:language="es" fo:country="ES"/>
    </style:style>
    <style:style style:name="T3" style:parent-style-name="Lletraperdefectedelparàgraf" style:family="text">
      <style:text-properties fo:language="es" fo:country="ES"/>
    </style:style>
    <style:style style:name="T4" style:parent-style-name="Lletraperdefectedelparàgraf" style:family="text">
      <style:text-properties fo:language="es" fo:country="ES"/>
    </style:style>
    <style:style style:name="T5" style:parent-style-name="Lletraperdefectedelparàgraf" style:family="text">
      <style:text-properties fo:language="es" fo:country="ES"/>
    </style:style>
    <style:style style:name="T6" style:parent-style-name="Lletraperdefectedelparàgraf" style:family="text">
      <style:text-properties fo:language="es" fo:country="ES"/>
    </style:style>
    <style:style style:name="T7" style:parent-style-name="Lletraperdefectedelparàgraf" style:family="text">
      <style:text-properties fo:language="es" fo:country="ES"/>
    </style:style>
    <style:style style:name="T8" style:parent-style-name="Lletraperdefectedelparàgraf" style:family="text">
      <style:text-properties fo:language="es" fo:country="ES"/>
    </style:style>
    <style:style style:name="T9" style:parent-style-name="Lletraperdefectedelparàgraf" style:family="text">
      <style:text-properties fo:language="es" fo:country="ES"/>
    </style:style>
    <style:style style:name="T10" style:parent-style-name="Lletraperdefectedelparàgraf" style:family="text">
      <style:text-properties fo:language="es" fo:country="ES"/>
    </style:style>
    <style:style style:name="T11" style:parent-style-name="Lletraperdefectedelparàgraf" style:family="text">
      <style:text-properties fo:language="es" fo:country="ES"/>
    </style:style>
    <style:style style:name="T12" style:parent-style-name="Lletraperdefectedelparàgraf" style:family="text">
      <style:text-properties fo:language="es" fo:country="ES"/>
    </style:style>
    <style:style style:name="T13" style:parent-style-name="Lletraperdefectedelparàgraf" style:family="text">
      <style:text-properties fo:language="es" fo:country="ES"/>
    </style:style>
    <style:style style:name="T14" style:parent-style-name="Lletraperdefectedelparàgraf" style:family="text">
      <style:text-properties fo:language="es" fo:country="ES"/>
    </style:style>
    <style:style style:name="T15" style:parent-style-name="Lletraperdefectedelparàgraf" style:family="text">
      <style:text-properties fo:language="es" fo:country="ES"/>
    </style:style>
    <style:style style:name="T16" style:parent-style-name="Enllaç" style:family="text">
      <style:text-properties fo:font-size="9pt" style:font-size-asian="9pt" style:font-size-complex="9pt" fo:language="es" fo:country="ES"/>
    </style:style>
    <style:style style:name="T17" style:parent-style-name="Lletraperdefectedelparàgraf" style:family="text">
      <style:text-properties fo:font-size="9pt" style:font-size-asian="9pt" style:font-size-complex="9pt" fo:language="es" fo:country="ES"/>
    </style:style>
  </office:automatic-styles>
  <office:master-styles>
    <style:master-page style:name="MP0" style:page-layout-name="PL0">
      <style:footer>
        <text:p text:style-name="P2"/>
        <text:p text:style-name="Peu"><text:span text:style-name="T3">Document</text:span><text:span text:style-name="T4"><text:s/></text:span><text:span text:style-name="T5">inspira</text:span><text:span text:style-name="T6">t</text:span><text:span text:style-name="T7"><text:s/>en el ‘</text:span><text:span text:style-name="T8">HIP y CI para menores</text:span><text:span text:style-name="T9"><text:s/></text:span><text:span text:style-name="T10">IPs vinculados</text:span><text:span text:style-name="T11">’<text:s/></text:span><text:span text:style-name="T12">de la Universidad<text:s/></text:span><text:span text:style-name="T13">Rey Juan Carlos</text:span><text:span text:style-name="T14">.</text:span><text:span text:style-name="T15"><text:s/></text:span><text:a xlink:href="https://www.urjc.es/images/Investigacion/comite_etico_investigacion/HIP%20y%20CI%20para%20menores_IPs%20vinculados%20URJC.docx" office:target-frame-name="_top" xlink:show="replace"><text:span text:style-name="T16">https://www.urjc.es/images/Investigacion/comite_etico_investigacion/HIP%20y%20CI%20para%20menores_IPs%20vinculados%20URJC.docx</text:span></text:a><text:span text:style-name="T17"><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Mireia Isabel Ribera Turro</meta:initial-creator>
    <dc:creator>JUDIT BUJ SOLER</dc:creator>
    <meta:creation-date>2025-06-02T13:56:00Z</meta:creation-date>
    <dc:date>2025-06-02T13:56:00Z</dc:date>
    <meta:print-date>2025-06-02T13:55:00Z</meta:print-date>
    <meta:template xlink:href="Normal.dotm" xlink:type="simple"/>
    <meta:editing-cycles>2</meta:editing-cycles>
    <meta:editing-duration>PT60S</meta:editing-duration>
    <meta:document-statistic meta:page-count="3" meta:paragraph-count="7" meta:word-count="589" meta:character-count="3944" meta:row-count="28" meta:non-whitespace-character-count="3362"/>
  </office:meta>
</office:document-meta>
</file>